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0200000002000309F1C.png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objectwithoutfill">
      <style:graphic-properties svg:stroke-width="0cm" draw:marker-start-width="0.203cm" draw:marker-end-width="0.203cm" draw:fill="none" draw:textarea-vertical-align="middle" fo:padding-top="0.049cm" fo:padding-bottom="0.049cm" fo:padding-left="0.174cm" fo:padding-right="0.174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39cm" fo:min-width="0cm"/>
    </style:style>
    <style:style style:name="gr4" style:family="graphic" style:parent-style-name="standard">
      <style:graphic-properties draw:fill="solid" draw:fill-color="#000000" draw:textarea-horizontal-align="justify" draw:textarea-vertical-align="middle" draw:auto-grow-height="false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standard">
      <style:graphic-properties draw:textarea-horizontal-align="justify" draw:textarea-vertical-align="middle" draw:auto-grow-height="false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3.43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81cm" fo:min-width="0cm"/>
    </style:style>
    <style:style style:name="P1" style:family="paragraph">
      <style:text-properties fo:font-size="18pt" style:font-size-asian="18pt" style:font-size-complex="18pt"/>
    </style:style>
    <style:style style:name="P2" style:family="paragraph">
      <style:paragraph-properties fo:text-align="center"/>
    </style:style>
    <style:style style:name="T1" style:family="text">
      <style:text-properties fo:font-size="18pt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7.263cm" svg:height="0.963cm" svg:x="1.014cm" svg:y="1.054cm">
          <draw:text-box>
            <text:p><text:span text:style-name="T1">Engineer State Diagram</text:span></text:p>
          </draw:text-box>
        </draw:frame>
        <draw:line draw:style-name="gr2" draw:text-style-name="P2" draw:layer="layout" svg:x1="1cm" svg:y1="12.811cm" svg:x2="20.59cm" svg:y2="12.811cm">
          <text:p/>
        </draw:line>
        <draw:frame draw:style-name="gr3" draw:text-style-name="P1" draw:layer="layout" svg:width="8.283cm" svg:height="1.089cm" svg:x="1.099cm" svg:y="12.938cm">
          <draw:text-box>
            <text:p><text:span text:style-name="T1">Enabled Sub-state Diagram</text:span></text:p>
          </draw:text-box>
        </draw:frame>
        <draw:custom-shape draw:style-name="gr4" draw:text-style-name="P2" draw:layer="layout" svg:width="0.508cm" svg:height="0.381cm" svg:x="9.382cm" svg:y="1.7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2" draw:layer="layout" svg:x1="9.636cm" svg:y1="2.27cm" svg:x2="9.636cm" svg:y2="3.921cm">
          <text:p/>
        </draw:line>
        <draw:custom-shape draw:style-name="gr6" draw:text-style-name="P2" draw:layer="layout" svg:width="5.207cm" svg:height="1.651cm" svg:x="6.969cm" svg:y="4.048cm">
          <text:p text:style-name="P2">Disable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5.207cm" svg:height="1.651cm" svg:x="6.969cm" svg:y="8.747cm">
          <text:p text:style-name="P2">Enabled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2" draw:layer="layout" svg:x1="8.493cm" svg:y1="5.826cm" svg:x2="8.493cm" svg:y2="8.747cm">
          <text:p/>
        </draw:line>
        <draw:line draw:style-name="gr7" draw:text-style-name="P2" draw:layer="layout" svg:x1="10.525cm" svg:y1="8.62cm" svg:x2="10.525cm" svg:y2="5.699cm">
          <text:p/>
        </draw:line>
        <draw:custom-shape draw:style-name="gr4" draw:text-style-name="P2" draw:layer="layout" svg:width="0.508cm" svg:height="0.381cm" svg:x="9.763cm" svg:y="15.6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5" draw:text-style-name="P2" draw:layer="layout" svg:x1="10.017cm" svg:y1="16.113cm" svg:x2="10.017cm" svg:y2="17.764cm">
          <text:p/>
        </draw:line>
        <draw:custom-shape draw:style-name="gr6" draw:text-style-name="P2" draw:layer="layout" svg:width="5.207cm" svg:height="1.651cm" svg:x="7.35cm" svg:y="17.891cm">
          <text:p text:style-name="P2">Novic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5.207cm" svg:height="1.651cm" svg:x="7.35cm" svg:y="22.59cm">
          <text:p text:style-name="P2">Expert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7" draw:text-style-name="P2" draw:layer="layout" svg:x1="8.874cm" svg:y1="19.669cm" svg:x2="8.874cm" svg:y2="22.59cm">
          <text:p/>
        </draw:line>
        <draw:line draw:style-name="gr7" draw:text-style-name="P2" draw:layer="layout" svg:x1="10.906cm" svg:y1="22.463cm" svg:x2="10.906cm" svg:y2="19.542cm">
          <text:p/>
        </draw:line>
        <draw:frame draw:style-name="gr1" draw:layer="layout" svg:width="3.258cm" svg:height="0.806cm" svg:x="9.763cm" svg:y="2.484cm">
          <draw:text-box>
            <text:p>System start</text:p>
          </draw:text-box>
        </draw:frame>
        <draw:frame draw:style-name="gr1" draw:layer="layout" svg:width="2.043cm" svg:height="0.806cm" svg:x="4.429cm" svg:y="6.588cm">
          <draw:text-box>
            <text:p>Enable</text:p>
          </draw:text-box>
        </draw:frame>
        <draw:frame draw:style-name="gr8" draw:layer="layout" svg:width="3.935cm" svg:height="0.806cm" svg:x="10.662cm" svg:y="6.759cm">
          <draw:text-box>
            <text:p>Disable</text:p>
          </draw:text-box>
        </draw:frame>
        <draw:frame draw:style-name="gr1" draw:layer="layout" svg:width="4.439cm" svg:height="0.806cm" svg:x="10.163cm" svg:y="16.454cm">
          <draw:text-box>
            <text:p>Engineer Enabled</text:p>
          </draw:text-box>
        </draw:frame>
        <draw:frame draw:style-name="gr9" draw:layer="layout" svg:width="4.6cm" svg:height="2.031cm" svg:x="4.02cm" svg:y="20.178cm">
          <draw:text-box>
            <text:p>Change Skill Level</text:p>
          </draw:text-box>
        </draw:frame>
        <draw:frame draw:style-name="gr1" draw:layer="layout" svg:width="4.6cm" svg:height="0.806cm" svg:x="11.033cm" svg:y="20.178cm">
          <draw:text-box>
            <text:p>Change Skill Level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gradient draw:name="Gradient_20_7" draw:display-name="Gradient 7" draw:style="linear" draw:start-color="#808080" draw:end-color="#ffffff" draw:start-intensity="100%" draw:end-intensity="100%" draw:angle="0" draw:border="0%"/>
    <draw:hatch draw:name="Hatch_20_1" draw:display-name="Hatch 1" draw:style="single" draw:color="#80808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.152cm" svg:stroke-color="#000000" draw:marker-start-width="0.432cm" draw:marker-start-center="false" draw:marker-end-width="0.432cm" draw:marker-end-center="false" draw:fill="solid" draw:fill-color="#cfe7e5" draw:fill-gradient-name="Gradient_20_7" draw:fill-hatch-name="Hatch_20_1" draw:fill-image-name="Bitmape_20_1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4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Nigel Ploof</meta:initial-creator>
    <meta:creation-date>2014-03-31T16:12:12</meta:creation-date>
    <meta:printed-by>Nigel Ploof</meta:printed-by>
    <meta:print-date>2014-03-31T16:31:27</meta:print-date>
    <dc:date>2014-05-07T20:11:03.92</dc:date>
    <meta:editing-duration>PT8M52S</meta:editing-duration>
    <meta:editing-cycles>2</meta:editing-cycles>
    <meta:generator>OpenOffice.org/3.4.1$Win32 OpenOffice.org_project/341m1$Build-9593</meta:generator>
    <meta:document-statistic meta:object-count="21"/>
  </office:meta>
</office:document-meta>
</file>